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rsid="0017abda" officeooo:paragraph-rsid="0017abda"/>
    </style:style>
    <style:style style:name="P2" style:family="paragraph" style:parent-style-name="Standard">
      <style:text-properties style:font-name="Times New Roman" officeooo:rsid="0017abda" officeooo:paragraph-rsid="001981ce"/>
    </style:style>
    <style:style style:name="P3" style:family="paragraph" style:parent-style-name="Standard">
      <style:text-properties style:font-name="Times New Roman" officeooo:rsid="000c6388" officeooo:paragraph-rsid="0017abda"/>
    </style:style>
    <style:style style:name="P4" style:family="paragraph" style:parent-style-name="Standard">
      <style:text-properties style:font-name="Times New Roman" officeooo:rsid="001981ce" officeooo:paragraph-rsid="001981ce"/>
    </style:style>
    <style:style style:name="P5" style:family="paragraph" style:parent-style-name="Standard">
      <style:text-properties style:font-name="Times New Roman" officeooo:rsid="001c6bfc" officeooo:paragraph-rsid="001c6bfc"/>
    </style:style>
    <style:style style:name="T1" style:family="text">
      <style:text-properties officeooo:rsid="001981c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oid main (void){</text:p>
      <text:p text:style-name="P1"/>
      <text:p text:style-name="P3">#include &lt;msp430g2553.h&gt;</text:p>
      <text:p text:style-name="P3"/>
      <text:p text:style-name="P1">#define<text:tab/>M<text:tab/><text:tab/>50000 //contando o tempo </text:p>
      <text:p text:style-name="P3">#define<text:tab/>led_do<text:tab/><text:tab/>BIT0</text:p>
      <text:p text:style-name="P3">#define<text:tab/>led_re<text:tab/><text:tab/>BIT1</text:p>
      <text:p text:style-name="P3">#define<text:tab/>led_mi<text:tab/><text:tab/>BIT2</text:p>
      <text:p text:style-name="P3">#define<text:tab/>led_fa<text:tab/><text:tab/>BIT3</text:p>
      <text:p text:style-name="P3">#define<text:tab/>led_sol<text:tab/><text:tab/>BIT4</text:p>
      <text:p text:style-name="P3">#define<text:tab/>led_la<text:tab/><text:tab/>BIT5</text:p>
      <text:p text:style-name="P3">#define<text:tab/>led_si<text:tab/><text:tab/>BIT6</text:p>
      <text:p text:style-name="P1">#define<text:tab/>motor<text:tab/><text:tab/>BIT7</text:p>
      <text:p text:style-name="P1"/>
      <text:p text:style-name="P1"/>
      <text:p text:style-name="P1">WDTCTL = WDTPW|WDTHOLD; // Desliga WDT</text:p>
      <text:p text:style-name="P1">P1OUT = 0; // zerando saída</text:p>
      <text:p text:style-name="P1">P1DIR |= 0xFF; // direcionando a saída de bits &lt;0-7&gt;, 255 em decimal</text:p>
      <text:p text:style-name="P1"/>
      <text:p text:style-name="P1">for(;;){</text:p>
      <text:p text:style-name="P1"><text:tab/>if (264 &lt;real[i] &lt; 297){ //frequencia_do</text:p>
      <text:p text:style-name="P1"/>
      <text:p text:style-name="P1"><text:tab/>P1OUT |= led_do| motor; // liga o led_<text:span text:style-name="T1">d</text:span>o e o motor</text:p>
      <text:p text:style-name="P1"><text:tab/>// <text:span text:style-name="T1">controle da tensão</text:span></text:p>
      <text:p text:style-name="P1"/>
      <text:p text:style-name="P1"><text:tab/>else if (297 &lt;real[i] &lt; 330 ){ //frequencia_re</text:p>
      <text:p text:style-name="P2"><text:tab/><text:tab/></text:p>
      <text:p text:style-name="P2"><text:tab/><text:tab/>P1OUT |= led_<text:span text:style-name="T1">re</text:span>| motor; // liga o led_<text:span text:style-name="T1">re</text:span> e o motor</text:p>
      <text:p text:style-name="P2"><text:tab/><text:tab/>// <text:span text:style-name="T1">controle da tensão</text:span></text:p>
      <text:p text:style-name="P2"/>
      <text:p text:style-name="P1"><text:tab/><text:tab/><text:tab/>else if (330 &lt;real[i] &lt; 352 ){ //frequencia_mi</text:p>
      <text:p text:style-name="P1"/>
      <text:p text:style-name="P2"><text:tab/><text:tab/><text:tab/><text:tab/><text:tab/>P1OUT |= led_<text:span text:style-name="T1">mi</text:span>| motor; // liga o led_<text:span text:style-name="T1">mi</text:span> e o motor</text:p>
      <text:p text:style-name="P2"><text:tab/><text:tab/><text:tab/><text:tab/><text:tab/>// <text:span text:style-name="T1">controle da tensão</text:span></text:p>
      <text:p text:style-name="P1"/>
      <text:p text:style-name="P1"><text:tab/><text:tab/><text:tab/><text:tab/>else if (352 &lt;real[i] &lt; 396 ){ //frequencia_fa</text:p>
      <text:p text:style-name="P1"/>
      <text:p text:style-name="P2"><text:tab/><text:tab/><text:tab/><text:tab/><text:tab/><text:tab/>P1OUT |= led_<text:span text:style-name="T1">fa</text:span>| motor; // liga o led_<text:span text:style-name="T1">fa e o</text:span> motor</text:p>
      <text:p text:style-name="P1"><text:tab/><text:tab/><text:tab/><text:tab/><text:tab/><text:tab/>// <text:span text:style-name="T1">controle de tensão</text:span></text:p>
      <text:p text:style-name="P1"/>
      <text:p text:style-name="P1"><text:tab/><text:tab/><text:tab/><text:tab/><text:tab/>else if (396 &lt;real[i] &lt; 440 ){ //frequencia_sol</text:p>
      <text:p text:style-name="P1"/>
      <text:p text:style-name="P2"><text:tab/><text:tab/><text:tab/><text:tab/><text:tab/><text:tab/><text:tab/>P1OUT |= led_<text:span text:style-name="T1">sol</text:span>| motor; // liga o led_<text:span text:style-name="T1">sol </text:span>e <text:s/>motor</text:p>
      <text:p text:style-name="P2"><text:tab/><text:tab/><text:tab/><text:tab/><text:tab/><text:tab/>//<text:span text:style-name="T1">controle de tensão</text:span></text:p>
      <text:p text:style-name="P1"/>
      <text:p text:style-name="P1"><text:tab/><text:tab/><text:tab/><text:tab/><text:tab/><text:tab/>else if (440 &lt;real[i] &lt; 495 ){ //frequencia_la</text:p>
      <text:p text:style-name="P1"/>
      <text:p text:style-name="P2"><text:tab/><text:tab/><text:tab/><text:tab/><text:tab/><text:tab/><text:tab/><text:tab/>P1OUT |= led_<text:span text:style-name="T1">la</text:span>| motor // liga o led_<text:span text:style-name="T1">d</text:span>o e o motor</text:p>
      <text:p text:style-name="P2"><text:tab/><text:tab/><text:tab/><text:tab/><text:tab/><text:tab/>// <text:span text:style-name="T1">controle de tensão</text:span></text:p>
      <text:p text:style-name="P1"/>
      <text:p text:style-name="P1"><text:soft-page-break/><text:tab/><text:tab/><text:tab/><text:tab/><text:tab/><text:tab/><text:tab/>else if (495 &lt;real[i] &lt; 528 ){ //frequencia_si</text:p>
      <text:p text:style-name="P1"><text:tab/><text:tab/><text:tab/><text:tab/><text:tab/><text:tab/></text:p>
      <text:p text:style-name="P2"><text:tab/><text:tab/><text:tab/><text:tab/><text:tab/><text:tab/><text:tab/><text:tab/><text:tab/>P1OUT |= led_<text:span text:style-name="T1">si</text:span>| motor // liga o led_<text:span text:style-name="T1">si</text:span> e o motor</text:p>
      <text:p text:style-name="P1"><text:tab/><text:tab/><text:tab/><text:tab/><text:tab/><text:tab/><text:tab/><text:tab/><text:tab/>//<text:span text:style-name="T1">controle de tensão</text:span></text:p>
      <text:p text:style-name="P1"/>
      <text:p text:style-name="P1"><text:tab/><text:tab/><text:tab/><text:tab/><text:tab/><text:tab/><text:tab/><text:tab/><text:tab/><text:tab/>}</text:p>
      <text:p text:style-name="P1"><text:tab/><text:tab/><text:tab/><text:tab/><text:tab/><text:tab/><text:tab/><text:tab/><text:tab/>}</text:p>
      <text:p text:style-name="P1"><text:tab/><text:tab/><text:tab/><text:tab/><text:tab/><text:tab/><text:tab/><text:tab/>}</text:p>
      <text:p text:style-name="P1"><text:tab/><text:tab/><text:tab/><text:tab/><text:tab/><text:tab/><text:tab/>}</text:p>
      <text:p text:style-name="P1"><text:tab/><text:tab/><text:tab/><text:tab/><text:tab/><text:tab/>}</text:p>
      <text:p text:style-name="P1"><text:tab/><text:tab/><text:tab/><text:tab/><text:tab/>}</text:p>
      <text:p text:style-name="P1"><text:tab/><text:tab/><text:tab/><text:tab/>}</text:p>
      <text:p text:style-name="P1"/>
      <text:p text:style-name="P1"/>
      <text:p text:style-name="P2"><text:tab/><text:span text:style-name="T1">}//end loop infinito</text:span></text:p>
      <text:p text:style-name="P4">}//end main</text:p>
      <text:p text:style-name="P1"/>
      <text:p text:style-name="P1"/>
      <text:p text:style-name="P1"/>
      <text:p text:style-name="P5">FUNÇÃO</text:p>
      <text:p text:style-name="P5"/>
      <text:p text:style-name="P5">#include "fix_fft.h"</text:p>
      <text:p text:style-name="P5"/>
      <text:p text:style-name="P5">int real[nPts];</text:p>
      <text:p text:style-name="P5">int imag[nPts];</text:p>
      <text:p text:style-name="P5">int sampleInterval; <text:s text:c="11"/></text:p>
      <text:p text:style-name="P5"><text:s/></text:p>
      <text:p text:style-name="P5">void setup()</text:p>
      <text:p text:style-name="P5"/>
      <text:p text:style-name="P5">{</text:p>
      <text:p text:style-name="P5"><text:s text:c="2"/>Serial.begin(115200);</text:p>
      <text:p text:style-name="P5"><text:s text:c="2"/>delay(500); <text:s text:c="18"/>//give time for serial monitor to start up in Energia</text:p>
      <text:p text:style-name="P5"><text:s text:c="2"/>analogReadResolution(ANALOG_RESOLUTION);</text:p>
      <text:p text:style-name="P5"><text:s text:c="8"/></text:p>
      <text:p text:style-name="P5"><text:s text:c="2"/>//****************** interval calculation ******************************* <text:s/></text:p>
      <text:p text:style-name="P5"/>
      <text:p text:style-name="P5"><text:s text:c="2"/>int unCorrectedSampleInterval = 500000/hiFreq;</text:p>
      <text:p text:style-name="P5"><text:s text:c="2"/>long startTime = micros();</text:p>
      <text:p text:style-name="P5"><text:s text:c="2"/>for(int i = 0; i &lt; nPts; i++){ <text:s text:c="12"/>// determine total actual time for uncorrected interval</text:p>
      <text:p text:style-name="P5"><text:s text:c="4"/>real[i] = analogRead(ANALOG_IN);</text:p>
      <text:p text:style-name="P5"><text:s text:c="4"/>delayMicroseconds(unCorrectedSampleInterval); <text:s text:c="3"/>// unadjusted sample interval</text:p>
      <text:p text:style-name="P5"><text:s text:c="2"/>}</text:p>
      <text:p text:style-name="P5"><text:s text:c="2"/>long endTime = micros();</text:p>
      <text:p text:style-name="P5"><text:s text:c="2"/>int totalTime = (int)(endTime - startTime);</text:p>
      <text:p text:style-name="P5"><text:s text:c="2"/>int expectedTime = nPts * unCorrectedSampleInterval;</text:p>
      <text:p text:style-name="P5"><text:s text:c="2"/>int errorTime = totalTime - expectedTime;</text:p>
      <text:p text:style-name="P5"><text:s text:c="2"/>sampleInterval = unCorrectedSampleInterval - errorTime/nPts;</text:p>
      <text:p text:style-name="P5"/>
      <text:p text:style-name="P5">}</text:p>
      <text:p text:style-name="P5"><text:s/></text:p>
      <text:p text:style-name="P5">void loop()</text:p>
      <text:p text:style-name="P5"><text:soft-page-break/>{</text:p>
      <text:p text:style-name="P5"><text:s text:c="2"/>int i;</text:p>
      <text:p text:style-name="P5"><text:s text:c="2"/>long startTime = micros();</text:p>
      <text:p text:style-name="P5"><text:s text:c="2"/>for (i=0; i&lt;nPts; i++) { <text:s text:c="18"/>// read ADC pin nPts times at hiFreq kHz</text:p>
      <text:p text:style-name="P5"><text:s text:c="4"/>real[i] = analogRead(ANALOG_IN);</text:p>
      <text:p text:style-name="P5"><text:s text:c="4"/>delayMicroseconds(sampleInterval); <text:s text:c="6"/>// adjusted sample interval</text:p>
      <text:p text:style-name="P5"><text:s text:c="2"/>}</text:p>
      <text:p text:style-name="P5"><text:s text:c="2"/></text:p>
      <text:p text:style-name="P5"><text:s text:c="2"/>for( i=0; i&lt;nPts; i++) imag[i] = 0; <text:s text:c="7"/>// clear imaginary array</text:p>
      <text:p text:style-name="P5"><text:s text:c="2"/></text:p>
      <text:p text:style-name="P5"><text:s text:c="2"/>fix_fft(real, imag, LOG2N, 0); <text:s text:c="12"/>// perform fft on sampled points in real[i]</text:p>
      <text:p text:style-name="P5"><text:s text:c="2"/></text:p>
      <text:p text:style-name="P5"><text:s text:c="2"/>for ( i = 0; i &lt; nPts/2; i++) <text:s text:c="13"/>//get the power magnitude in each bin</text:p>
      <text:p text:style-name="P5"><text:s text:c="4"/>{</text:p>
      <text:p text:style-name="P5"><text:s text:c="6"/>real[i] =sqrt((long)real[i] * (long)real[i] + (long)imag[i] * (long)imag[i]); <text:s text:c="7"/></text:p>
      <text:p text:style-name="P5"><text:s text:c="4"/>}</text:p>
      <text:p text:style-name="P5"/>
      <text:p text:style-name="P5"><text:s text:c="2"/>if (DEBUG) {</text:p>
      <text:p text:style-name="P5"><text:s text:c="4"/>long endTime = micros(); <text:s text:c="13"/></text:p>
      <text:p text:style-name="P5"><text:s text:c="4"/>Serial.print <text:s text:c="2"/>("\nSampling time <text:s text:c="4"/>: ");</text:p>
      <text:p text:style-name="P5"><text:s text:c="4"/>Serial.print <text:s text:c="2"/>(endTime - startTime);</text:p>
      <text:p text:style-name="P5"><text:s text:c="4"/>Serial.println (" micro seconds");</text:p>
      <text:p text:style-name="P5"><text:s text:c="4"/>// find the peak</text:p>
      <text:p text:style-name="P5"><text:s text:c="4"/>int peakHz = 0;</text:p>
      <text:p text:style-name="P5"><text:s text:c="4"/>int peaki = 0;</text:p>
      <text:p text:style-name="P5"><text:s text:c="4"/>for (i = 1; i &lt; nPts/2; i++) { <text:s text:c="9"/>// bin 0 holds the summation - not peak</text:p>
      <text:p text:style-name="P5"><text:s text:c="6"/>if (real[i] &gt; peakHz) {</text:p>
      <text:p text:style-name="P5"><text:s text:c="8"/>peakHz = real[i];</text:p>
      <text:p text:style-name="P5"><text:s text:c="8"/>peaki = i;</text:p>
      <text:p text:style-name="P5"><text:s text:c="6"/>}</text:p>
      <text:p text:style-name="P5"><text:s text:c="4"/>}</text:p>
      <text:p text:style-name="P5"><text:s text:c="4"/>peakHz = (peaki * FREQ_RESOLUTION) - FREQ_RESOLUTION/2;</text:p>
      <text:p text:style-name="P5"><text:s text:c="4"/>Serial.print <text:s text:c="2"/>("Peak frequency <text:s text:c="3"/>: ");</text:p>
      <text:p text:style-name="P5"><text:s text:c="4"/>Serial.println (peakHz);</text:p>
      <text:p text:style-name="P5"><text:s text:c="4"/>Serial.println ("");</text:p>
      <text:p text:style-name="P5"><text:s text:c="2"/>}</text:p>
      <text:p text:style-name="P5"/>
      <text:p text:style-name="P5"><text:s text:c="2"/>while(1);</text:p>
      <text:p text:style-name="P5">}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3T19:49:22.139624003</meta:creation-date>
    <dc:date>2017-10-04T01:22:18.780985295</dc:date>
    <meta:editing-duration>PT4H48M19S</meta:editing-duration>
    <meta:editing-cycles>2</meta:editing-cycles>
    <meta:generator>LibreOffice/5.0.6.2$Linux_X86_64 LibreOffice_project/00m0$Build-2</meta:generator>
    <meta:document-statistic meta:table-count="0" meta:image-count="0" meta:object-count="0" meta:page-count="3" meta:paragraph-count="111" meta:word-count="482" meta:character-count="3415" meta:non-whitespace-character-count="2548"/>
  </office:meta>
</office:document-meta>
</file>